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15.73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6.25mm"/>
    </style:style>
    <style:style style:name="co12" style:family="table-column">
      <style:table-column-properties fo:break-before="auto" style:column-width="19.28mm"/>
    </style:style>
    <style:style style:name="co13" style:family="table-column">
      <style:table-column-properties fo:break-before="auto" style:column-width="17.2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Chaosknoten part list" table:style-name="ta1" table:print-ranges="'Chaosknoten part list'.A1:'Chaosknoten part list'.O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243" table:default-cell-style-name="ce1"/>
        <table:table-column table:style-name="co14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6-20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7"/>
        </table:table-row>
        <table:table-row table:style-name="ro2">
          <table:table-cell table:number-columns-repeated="261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‘s part number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DK. netto</text:p>
            <text:p>(300 kits)</text:p>
          </table:table-cell>
          <table:table-cell table:style-name="ce18" office:value-type="string" calcext:value-type="string">
            <text:p>DK. brutto</text:p>
            <text:p>(300 kits)</text:p>
          </table:table-cell>
          <table:table-cell table:style-name="ce18" office:value-type="string" calcext:value-type="string">
            <text:p>min brutto</text:p>
            <text:p>(300 kits)</text:p>
          </table:table-cell>
          <table:table-cell table:style-name="ce18" office:value-type="string" calcext:value-type="string">
            <text:p>total</text:p>
          </table:table-cell>
          <table:table-cell table:style-name="ce19" table:number-columns-repeated="24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ustom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N4]*1.19" office:value-type="currency" office:currency="EUR" office:value="3.1773" calcext:value-type="currency">
            <text:p>3,17730 €</text:p>
          </table:table-cell>
          <table:table-cell table:style-name="ce15" office:value-type="currency" office:currency="EUR" office:value="1.24" calcext:value-type="currency">
            <text:p>1,24000 €</text:p>
          </table:table-cell>
          <table:table-cell table:style-name="ce15" table:formula="of:=[.P4]*1.19" office:value-type="currency" office:currency="EUR" office:value="1.4756" calcext:value-type="currency">
            <text:p>1,47560 €</text:p>
          </table:table-cell>
          <table:table-cell table:style-name="ce15" table:formula="of:=MIN([.J4];[.Q4])" office:value-type="currency" office:currency="EUR" office:value="1.4756" calcext:value-type="currency">
            <text:p>1,47560 €</text:p>
          </table:table-cell>
          <table:table-cell table:style-name="ce15" table:formula="of:=[.A4]*[.R4]" office:value-type="currency" office:currency="EUR" office:value="1.4756" calcext:value-type="currency">
            <text:p>1,4756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3002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L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N5]*1.19" office:value-type="currency" office:currency="EUR" office:value="0.320705" calcext:value-type="currency">
            <text:p>0,32071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P5]*1.19" office:value-type="currency" office:currency="EUR" office:value="0.320705" calcext:value-type="currency">
            <text:p>0,32071 €</text:p>
          </table:table-cell>
          <table:table-cell table:style-name="ce15" table:formula="of:=MIN([.J5];[.Q5])" office:value-type="currency" office:currency="EUR" office:value="0.320705" calcext:value-type="currency">
            <text:p>0,32071 €</text:p>
          </table:table-cell>
          <table:table-cell table:style-name="ce15" table:formula="of:=[.A5]*[.R5]" office:value-type="currency" office:currency="EUR" office:value="0.320705" calcext:value-type="currency">
            <text:p>0,32071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no soldered par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N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P6]*1.19" office:value-type="currency" office:currency="EUR" office:value="117.81" calcext:value-type="currency">
            <text:p>117,81000 €</text:p>
          </table:table-cell>
          <table:table-cell table:style-name="ce15" table:formula="of:=MIN([.J6];[.Q6])" office:value-type="currency" office:currency="EUR" office:value="0.44" calcext:value-type="currency">
            <text:p>0,44000 €</text:p>
          </table:table-cell>
          <table:table-cell table:style-name="ce15" table:formula="of:=[.A6]*[.R6]" office:value-type="currency" office:currency="EUR" office:value="0.44" calcext:value-type="currency">
            <text:p>0,44000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no par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N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P7]*1.19" office:value-type="currency" office:currency="EUR" office:value="0" calcext:value-type="currency">
            <text:p>0,00000 €</text:p>
          </table:table-cell>
          <table:table-cell table:style-name="ce15" table:formula="of:=MIN([.J7];[.Q7])" office:value-type="currency" office:currency="EUR" office:value="0" calcext:value-type="currency">
            <text:p>0,00000 €</text:p>
          </table:table-cell>
          <table:table-cell table:style-name="ce15" table:formula="of:=[.A7]*[.R7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CTS Electrocomponents</text:p>
          </table:table-cell>
          <table:table-cell table:style-name="ce10" office:value-type="string" calcext:value-type="string">
            <text:p>219-2MST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L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N8]*1.19" office:value-type="currency" office:currency="EUR" office:value="0.5593" calcext:value-type="currency">
            <text:p>0,5593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P8]*1.19" office:value-type="currency" office:currency="EUR" office:value="0.5593" calcext:value-type="currency">
            <text:p>0,55930 €</text:p>
          </table:table-cell>
          <table:table-cell table:style-name="ce15" table:formula="of:=MIN([.J8];[.Q8])" office:value-type="currency" office:currency="EUR" office:value="0.5593" calcext:value-type="currency">
            <text:p>0,55930 €</text:p>
          </table:table-cell>
          <table:table-cell table:style-name="ce15" table:formula="of:=[.A8]*[.R8]" office:value-type="currency" office:currency="EUR" office:value="0.5593" calcext:value-type="currency">
            <text:p>0,5593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RC0805FR-0710KL 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L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N9]*1.19" office:value-type="currency" office:currency="EUR" office:value="0.018088" calcext:value-type="currency">
            <text:p>0,01809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P9]*1.19" office:value-type="currency" office:currency="EUR" office:value="0.018088" calcext:value-type="currency">
            <text:p>0,01809 €</text:p>
          </table:table-cell>
          <table:table-cell table:style-name="ce15" table:formula="of:=MIN([.J9];[.Q9])" office:value-type="currency" office:currency="EUR" office:value="0.018088" calcext:value-type="currency">
            <text:p>0,01809 €</text:p>
          </table:table-cell>
          <table:table-cell table:style-name="ce15" table:formula="of:=[.A9]*[.R9]" office:value-type="currency" office:currency="EUR" office:value="0.018088" calcext:value-type="currency">
            <text:p>0,0180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CC0805ZRY5V9BB104 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L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N10]*1.19" office:value-type="currency" office:currency="EUR" office:value="0.04641" calcext:value-type="currency">
            <text:p>0,04641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P10]*1.19" office:value-type="currency" office:currency="EUR" office:value="0.04641" calcext:value-type="currency">
            <text:p>0,04641 €</text:p>
          </table:table-cell>
          <table:table-cell table:style-name="ce15" table:formula="of:=MIN([.J10];[.Q10])" office:value-type="currency" office:currency="EUR" office:value="0.04" calcext:value-type="currency">
            <text:p>0,04000 €</text:p>
          </table:table-cell>
          <table:table-cell table:style-name="ce15" table:formula="of:=[.A10]*[.R10]" office:value-type="currency" office:currency="EUR" office:value="0.04" calcext:value-type="currency">
            <text:p>0,04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Infineon Technologies</text:p>
          </table:table-cell>
          <table:table-cell table:style-name="ce10" office:value-type="string" calcext:value-type="string">
            <text:p>IRF7402TRPBF </text:p>
          </table:table-cell>
          <table:table-cell table:style-name="ce10" office:value-type="string" calcext:value-type="string">
            <text:p>IRF 7401</text:p>
          </table:table-cell>
          <table:table-cell table:style-name="ce17" office:value-type="currency" office:currency="EUR" office:value="0.7" calcext:value-type="currency">
            <text:p>0,7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L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N11]*1.19" office:value-type="currency" office:currency="EUR" office:value="0.695436" calcext:value-type="currency">
            <text:p>0,69544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P11]*1.19" office:value-type="currency" office:currency="EUR" office:value="0.695436" calcext:value-type="currency">
            <text:p>0,69544 €</text:p>
          </table:table-cell>
          <table:table-cell table:style-name="ce15" table:formula="of:=MIN([.J11];[.Q11])" office:value-type="currency" office:currency="EUR" office:value="0.695436" calcext:value-type="currency">
            <text:p>0,69544 €</text:p>
          </table:table-cell>
          <table:table-cell table:style-name="ce15" table:formula="of:=[.A11]*[.R11]" office:value-type="currency" office:currency="EUR" office:value="0.695436" calcext:value-type="currency">
            <text:p>0,69544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1" office:value-type="string" calcext:value-type="string">
            <text:p>Microchip Technology</text:p>
          </table:table-cell>
          <table:table-cell table:style-name="ce11" office:value-type="string" calcext:value-type="string">
            <text:p>ATTINY2313A-SU 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L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N12]*1.19" office:value-type="currency" office:currency="EUR" office:value="0.998172" calcext:value-type="currency">
            <text:p>0,99817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P12]*1.19" office:value-type="currency" office:currency="EUR" office:value="0.998172" calcext:value-type="currency">
            <text:p>0,99817 €</text:p>
          </table:table-cell>
          <table:table-cell table:style-name="ce15" table:formula="of:=MIN([.J12];[.Q12])" office:value-type="currency" office:currency="EUR" office:value="0.88" calcext:value-type="currency">
            <text:p>0,88000 €</text:p>
          </table:table-cell>
          <table:table-cell table:style-name="ce15" table:formula="of:=[.A12]*[.R12]" office:value-type="currency" office:currency="EUR" office:value="0.88" calcext:value-type="currency">
            <text:p>0,88000 €</text:p>
          </table:table-cell>
          <table:table-cell table:style-name="ce22" table:number-columns-repeated="241"/>
          <table:table-cell table:style-name="ce23"/>
        </table:table-row>
        <table:table-row table:style-name="ro5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Kingbright</text:p>
          </table:table-cell>
          <table:table-cell table:style-name="ce10" office:value-type="string" calcext:value-type="string">
            <text:p>APL3015SECK-F01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L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N13]*1.19" office:value-type="currency" office:currency="EUR" office:value="0.089726" calcext:value-type="currency">
            <text:p>0,08973 €</text:p>
          </table:table-cell>
          <table:table-cell table:style-name="ce17" office:value-type="currency" office:currency="EUR" office:value="0.06519" calcext:value-type="currency">
            <text:p>0,06519 €</text:p>
          </table:table-cell>
          <table:table-cell table:style-name="ce15" table:formula="of:=[.P13]*1.19" office:value-type="currency" office:currency="EUR" office:value="0.0775761" calcext:value-type="currency">
            <text:p>0,07758 €</text:p>
          </table:table-cell>
          <table:table-cell table:style-name="ce15" table:formula="of:=MIN([.J13];[.Q13])" office:value-type="currency" office:currency="EUR" office:value="0.0775761" calcext:value-type="currency">
            <text:p>0,07758 €</text:p>
          </table:table-cell>
          <table:table-cell table:style-name="ce17" table:formula="of:=[.A13]*[.R13]" office:value-type="currency" office:currency="EUR" office:value="3.2581962" calcext:value-type="currency">
            <text:p>3,2582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5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7" table:formula="of:=SUM([.S4:.S13])" office:value-type="currency" office:currency="EUR" office:value="7.6873252" calcext:value-type="currency">
            <text:p>7,68733 €</text:p>
          </table:table-cell>
          <table:table-cell table:number-columns-repeated="242"/>
        </table:table-row>
        <table:table-row table:style-name="ro2">
          <table:table-cell table:style-name="ce7"/>
          <table:table-cell table:number-columns-repeated="17"/>
          <table:table-cell table:style-name="ce17"/>
          <table:table-cell table:number-columns-repeated="242"/>
        </table:table-row>
        <table:table-row table:style-name="ro2">
          <table:table-cell table:number-columns-repeated="18"/>
          <table:table-cell table:style-name="Default"/>
          <table:table-cell table:number-columns-repeated="242"/>
        </table:table-row>
        <table:table-row table:style-name="ro2">
          <table:table-cell table:number-columns-repeated="18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61"/>
        </table:table-row>
        <table:table-row table:style-name="ro2">
          <table:table-cell table:number-columns-repeated="2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.00.0000</text:date>, <text:time style:data-style-name="N2" text:time-value="16:05:36.2112264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Stefan Sch</meta:initial-creator>
    <meta:creation-date>2008-05-17T21:39:57</meta:creation-date>
    <dc:date>2019-06-20T16:40:39.270434816</dc:date>
    <dc:language>de-DE</dc:language>
    <meta:editing-cycles>57</meta:editing-cycles>
    <meta:editing-duration>PT4H18M41S</meta:editing-duration>
    <meta:document-statistic meta:table-count="1" meta:cell-count="211" meta:object-count="0"/>
    <meta:user-defined meta:name="Info 1"/>
    <meta:user-defined meta:name="Info 2"/>
    <meta:user-defined meta:name="Info 3"/>
    <meta:user-defined meta:name="Info 4"/>
  </office:meta>
</office:document-meta>
</file>